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0bb9a5" officeooo:paragraph-rsid="000bb9a5"/>
    </style:style>
    <style:style style:name="P2" style:family="paragraph" style:parent-style-name="Standard">
      <style:text-properties style:font-name="Arial1" fo:font-weight="normal" officeooo:rsid="000bb9a5" officeooo:paragraph-rsid="000bb9a5" style:font-weight-asian="normal" style:font-weight-complex="normal"/>
    </style:style>
    <style:style style:name="P3" style:family="paragraph" style:parent-style-name="Standard">
      <style:text-properties style:font-name="Arial1" style:text-underline-style="solid" style:text-underline-width="auto" style:text-underline-color="font-color" officeooo:rsid="000bb9a5" officeooo:paragraph-rsid="000bb9a5"/>
    </style:style>
    <style:style style:name="P4" style:family="paragraph" style:parent-style-name="Standard">
      <style:text-properties officeooo:paragraph-rsid="000bb9a5"/>
    </style:style>
    <style:style style:name="P5" style:family="paragraph" style:parent-style-name="Standard">
      <style:text-properties style:font-name="Arial1" officeooo:rsid="000eef14" officeooo:paragraph-rsid="000eef14"/>
    </style:style>
    <style:style style:name="P6" style:family="paragraph" style:parent-style-name="Standard">
      <style:text-properties style:font-name="Arial1" officeooo:rsid="000bb9a5" officeooo:paragraph-rsid="000bb9a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Arial1" fo:font-weight="bold" officeooo:rsid="000eef14" style:font-weight-asian="bold" style:font-weight-complex="bold"/>
    </style:style>
    <style:style style:name="T3" style:family="text">
      <style:text-properties style:font-name="Arial1" fo:font-weight="bold" officeooo:rsid="000dd551" style:font-weight-asian="bold" style:font-weight-complex="bold"/>
    </style:style>
    <style:style style:name="T4" style:family="text">
      <style:text-properties style:font-name="Arial1" fo:font-weight="normal" officeooo:rsid="000bb9a5" style:font-weight-asian="normal" style:font-weight-complex="normal"/>
    </style:style>
    <style:style style:name="T5" style:family="text">
      <style:text-properties officeooo:rsid="000f3724"/>
    </style:style>
    <style:style style:name="T6" style:family="text">
      <style:text-properties style:font-name="Arial" officeooo:rsid="000f37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S</text:span><text:span text:style-name="T2">almon Loaf</text:span><text:span text:style-name="T4"> </text:span></text:p>
      <text:p text:style-name="P2"/>
      <text:p text:style-name="P1"/>
      <text:p text:style-name="P1"><text:span text:style-name="T1">Amount</text:span><text:tab/><text:tab/><text:span text:style-name="T1">Ingredient</text:span></text:p>
      <text:p text:style-name="P1"/>
      <text:p text:style-name="P5">3 – 4 oz<text:tab/><text:tab/>Salmon</text:p>
      <text:p text:style-name="P5">½<text:tab/><text:tab/><text:tab/>Boiler Onion, grind with salmon</text:p>
      <text:p text:style-name="P5">1<text:tab/><text:tab/><text:tab/>Shallot, minced</text:p>
      <text:p text:style-name="P5">1 <text:tab/><text:tab/><text:tab/>Egg, beaten lightly</text:p>
      <text:p text:style-name="P5"><text:tab/><text:tab/><text:tab/>Worchestershire Sauce – enough to turn egg brown</text:p>
      <text:p text:style-name="P5">2 Slices<text:tab/><text:tab/>Bread, crumbed in food processor</text:p>
      <text:p text:style-name="P5">Dash<text:tab/><text:tab/><text:tab/>Pepper</text:p>
      <text:p text:style-name="P5">½ Lemon<text:tab/><text:tab/>Lemon Juice</text:p>
      <text:p text:style-name="P5">10 drops<text:tab/><text:tab/>Frank’s Red Hot</text:p>
      <text:p text:style-name="P5"/>
      <text:p text:style-name="P3">Cooking Instructions:</text:p>
      <text:p text:style-name="P1"/>
      <text:p text:style-name="P5">Grind Salmon and Boiler Onion in food processor</text:p>
      <text:p text:style-name="P5"/>
      <text:p text:style-name="P5">Combine with remaining ingredients, until well mixed</text:p>
      <text:p text:style-name="P5"/>
      <text:p text:style-name="P5">Form into a loaf or patties</text:p>
      <text:p text:style-name="P5"/>
      <text:p text:style-name="P5">Bake at 350<text:span text:style-name="T6">º</text:span><text:span text:style-name="T5"> for 22 minute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6T15:57:43.079000000</meta:creation-date>
    <meta:editing-duration>PT35S</meta:editing-duration>
    <meta:editing-cycles>2</meta:editing-cycles>
    <meta:generator>LibreOffice/6.3.2.2$Windows_X86_64 LibreOffice_project/98b30e735bda24bc04ab42594c85f7fd8be07b9c</meta:generator>
    <dc:date>2020-01-06T16:09:25.138000000</dc:date>
    <meta:document-statistic meta:table-count="0" meta:image-count="0" meta:object-count="0" meta:page-count="1" meta:paragraph-count="16" meta:word-count="75" meta:character-count="450" meta:non-whitespace-character-count="371"/>
  </office:meta>
</office:document-meta>
</file>